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ExpressionEvaluatorTests.cach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ExpressionEvaluator.TestExpression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pressionEvaluator.getTestExpression( String expression , Method method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ExpressionEvaluatorTests.cacheExpressionBasedOnConcre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ExpressionEvaluatorTests.hasParsed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ExpressionEvaluatorTests.parseNew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ExpressionEvaluator.mockSpelExpressio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